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3.88mm"/>
    </style:style>
    <style:style style:name="co3" style:family="table-column">
      <style:table-column-properties fo:break-before="auto" style:column-width="118.8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Url</text:p>
          </table:table-cell>
        </table:table-row>
        <table:table-row table:style-name="ro2">
          <table:table-cell office:value-type="string" calcext:value-type="string">
            <text:p>street.flac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https://freesound.org/people/saphe/sounds/173955/</text:p>
          </table:table-cell>
          <table:table-cell office:value-type="string" calcext:value-type="string">
            <text:p><text:a xlink:href="https://drive.google.com/uc?id=1ORFHf1jVDZrxOmuAgzC1ndVslu7TdQR6&amp;export=download" xlink:type="simple">https://drive.google.com/uc?id=1ORFHf1jVDZrxOmuAgzC1ndVslu7TdQR6&amp;export=download</text:a></text:p>
          </table:table-cell>
        </table:table-row>
        <table:table-row table:style-name="ro2">
          <table:table-cell office:value-type="string" calcext:value-type="string">
            <text:p>car.wav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https://freesound.org/people/deleted_user_7146007/sounds/383464/</text:p>
          </table:table-cell>
          <table:table-cell office:value-type="string" calcext:value-type="string">
            <text:p><text:a xlink:href="https://drive.google.com/uc?id=1Ruloj0mkyDPIbECDKWntoRHQ4PZtHhbr&amp;export=download" xlink:type="simple">https://drive.google.com/uc?id=1Ruloj0mkyDPIbECDKWntoRHQ4PZtHhbr&amp;export=download</text:a></text:p>
          </table:table-cell>
        </table:table-row>
        <table:table-row table:style-name="ro2">
          <table:table-cell office:value-type="string" calcext:value-type="string">
            <text:p>shop.wa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freesound.org/people/ZackCornick/sounds/267273/</text:p>
          </table:table-cell>
          <table:table-cell office:value-type="string" calcext:value-type="string">
            <text:p><text:a xlink:href="https://drive.google.com/uc?id=1p-jzZrqjsWGBKLZxdUtarX4Ur_QF7BPu&amp;export=download" xlink:type="simple">https://drive.google.com/uc?id=1p-jzZrqjsWGBKLZxdUtarX4Ur_QF7BPu&amp;export=download</text:a></text:p>
          </table:table-cell>
        </table:table-row>
        <table:table-row table:style-name="ro2">
          <table:table-cell office:value-type="string" calcext:value-type="string">
            <text:p>wildlife.wa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freesound.org/people/InspectorJ/sounds/398980/</text:p>
          </table:table-cell>
          <table:table-cell office:value-type="string" calcext:value-type="string">
            <text:p><text:a xlink:href="https://drive.google.com/uc?id=1a0seW-AaFLqbBI5FBjvbyAM3cUDAPXBC&amp;export=download" xlink:type="simple">https://drive.google.com/uc?id=1a0seW-AaFLqbBI5FBjvbyAM3cUDAPXBC&amp;export=download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Nirmala UI" style:font-family-complex="'Nirmala U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3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3T20:47:09.243658672</meta:creation-date>
    <meta:generator>LibreOffice/5.4.5.1$Linux_X86_64 LibreOffice_project/40m0$Build-1</meta:generator>
    <dc:date>2018-03-03T21:18:35.941017196</dc:date>
    <meta:editing-duration>PT20M11S</meta:editing-duration>
    <meta:editing-cycles>3</meta:editing-cycles>
    <meta:document-statistic meta:table-count="1" meta:cell-count="20" meta:object-count="0"/>
  </office:meta>
</office:document-meta>
</file>